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900000028D9F70493.png"/>
  <manifest:file-entry manifest:media-type="image/png" manifest:full-path="Pictures/100002010000038500000030504E82DC.png"/>
  <manifest:file-entry manifest:media-type="image/png" manifest:full-path="Pictures/100002010000041E000000339F95821F.png"/>
  <manifest:file-entry manifest:media-type="image/png" manifest:full-path="Pictures/10000201000003A70000002DF05AA65A.png"/>
  <manifest:file-entry manifest:media-type="image/png" manifest:full-path="Pictures/10000201000002D80000002B736304D2.png"/>
  <manifest:file-entry manifest:media-type="image/png" manifest:full-path="Pictures/10000201000003450000002E56E551C3.png"/>
  <manifest:file-entry manifest:media-type="image/png" manifest:full-path="Pictures/10000201000003340000002CD7179CAE.png"/>
  <manifest:file-entry manifest:media-type="image/png" manifest:full-path="Pictures/1000020100000384000000351842947B.png"/>
  <manifest:file-entry manifest:media-type="image/png" manifest:full-path="Pictures/100002010000034A0000002AD63039C1.png"/>
  <manifest:file-entry manifest:media-type="image/png" manifest:full-path="Pictures/10000201000002E20000002E8442D8D8.png"/>
  <manifest:file-entry manifest:media-type="image/png" manifest:full-path="Pictures/100002010000035E00000028FFC396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style:font-name="monospace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AUDIT DE PERFORMANCE.</text:p>
      <text:p text:style-name="Standard"/>
      <text:p text:style-name="Standard">1) Comment l'audit de performance a été réalisé ? <text:s text:c="4"/></text:p>
      <text:p text:style-name="Standard"/>
      <text:p text:style-name="Standard">Nous avons réalisé l'audit de performance en environnement de production, grâce à Blackfire, qui est un outil qui permet d'obtenir des métriques concernant la performance d'une application, ainsi que des conseils pour optimiser cette dernière.</text:p>
      <text:p text:style-name="Standard"/>
      <text:p text:style-name="Standard">2) Résultat de l'audit de performance sans optimisation.</text:p>
      <text:p text:style-name="Standard"/>
      <text:p text:style-name="Standard">Accès à la page d'accueil : </text:p>
      <text:p text:style-name="Standard"/>
      <text:p text:style-name="Standard"><draw:frame draw:style-name="fr1" draw:name="images1" text:anchor-type="paragraph" svg:width="17cm" svg:height="1.524cm" draw:z-index="0"><draw:image xlink:href="Pictures/10000201000003A70000002DF05AA65A.png" xlink:type="simple" xlink:show="embed" xlink:actuate="onLoad"/></draw:frame></text:p>
      <text:p text:style-name="Standard">Connexion:</text:p>
      <text:p text:style-name="Standard"/>
      <text:p text:style-name="Standard"><draw:frame draw:style-name="fr1" draw:name="images2" text:anchor-type="paragraph" svg:width="17cm" svg:height="1.535cm" draw:z-index="1"><draw:image xlink:href="Pictures/100002010000041E000000339F95821F.png" xlink:type="simple" xlink:show="embed" xlink:actuate="onLoad"/></draw:frame> </text:p>
      <text:p text:style-name="Standard">Création d'un utilisateur :</text:p>
      <text:p text:style-name="Standard"/>
      <text:p text:style-name="Standard"><draw:frame draw:style-name="fr1" draw:name="images3" text:anchor-type="paragraph" svg:width="17cm" svg:height="1.529cm" draw:z-index="2"><draw:image xlink:href="Pictures/100002010000038500000030504E82DC.png" xlink:type="simple" xlink:show="embed" xlink:actuate="onLoad"/></draw:frame> </text:p>
      <text:p text:style-name="Standard"/>
      <text:p text:style-name="Standard">Création d'une tache:</text:p>
      <text:p text:style-name="Standard"/>
      <text:p text:style-name="Standard"><draw:frame draw:style-name="fr1" draw:name="images4" text:anchor-type="paragraph" svg:width="17cm" svg:height="1.598cm" draw:z-index="3"><draw:image xlink:href="Pictures/100002010000034A0000002AD63039C1.png" xlink:type="simple" xlink:show="embed" xlink:actuate="onLoad"/></draw:frame> </text:p>
      <text:p text:style-name="Standard"/>
      <text:p text:style-name="Standard">Suppression d'une tache : </text:p>
      <text:p text:style-name="Standard"><text:s/></text:p>
      <text:p text:style-name="Standard"><draw:frame draw:style-name="fr1" draw:name="images5" text:anchor-type="paragraph" svg:width="17cm" svg:height="1.519cm" draw:z-index="4"><draw:image xlink:href="Pictures/100002010000036900000028D9F70493.png" xlink:type="simple" xlink:show="embed" xlink:actuate="onLoad"/></draw:frame></text:p>
      <text:p text:style-name="Standard"/>
      <text:p text:style-name="Standard"/>
      <text:p text:style-name="Standard">Marquer tache comme faite : </text:p>
      <text:p text:style-name="Standard"/>
      <text:p text:style-name="Standard"><draw:frame draw:style-name="fr1" draw:name="images6" text:anchor-type="paragraph" svg:width="17cm" svg:height="1.588cm" draw:z-index="5"><draw:image xlink:href="Pictures/100002010000035E00000028FFC396BA.png" xlink:type="simple" xlink:show="embed" xlink:actuate="onLoad"/></draw:frame> </text:p>
      <text:p text:style-name="Standard"/>
      <text:p text:style-name="Standard"><text:soft-page-break/>Accès à la liste des membres : </text:p>
      <text:p text:style-name="Standard"/>
      <text:p text:style-name="Standard"><draw:frame draw:style-name="fr1" draw:name="images7" text:anchor-type="paragraph" svg:width="17cm" svg:height="1.662cm" draw:z-index="6"><draw:image xlink:href="Pictures/1000020100000384000000351842947B.png" xlink:type="simple" xlink:show="embed" xlink:actuate="onLoad"/></draw:frame></text:p>
      <text:p text:style-name="Standard"><text:s/></text:p>
      <text:p text:style-name="Standard"><draw:frame draw:style-name="fr2" draw:name="images8" text:anchor-type="paragraph" svg:x="0.106cm" svg:y="1.312cm" svg:width="17cm" svg:height="1.445cm" draw:z-index="7"><draw:image xlink:href="Pictures/10000201000003340000002CD7179CAE.png" xlink:type="simple" xlink:show="embed" xlink:actuate="onLoad"/></draw:frame>Modification d'un utilisateur : </text:p>
      <text:p text:style-name="Standard"/>
      <text:p text:style-name="Standard"/>
      <text:p text:style-name="Standard"/>
      <text:p text:style-name="Standard"><draw:frame draw:style-name="fr2" draw:name="images9" text:anchor-type="paragraph" svg:x="0.026cm" svg:y="0.956cm" svg:width="17cm" svg:height="1.536cm" draw:z-index="8"><draw:image xlink:href="Pictures/10000201000003450000002E56E551C3.png" xlink:type="simple" xlink:show="embed" xlink:actuate="onLoad"/></draw:frame>Suppression d'un utilisateur : </text:p>
      <text:p text:style-name="Standard"/>
      <text:p text:style-name="Standard"/>
      <text:p text:style-name="Standard"/>
      <text:p text:style-name="Standard">3) Optimisation mis en place.</text:p>
      <text:p text:style-name="Standard"/>
      <text:p text:style-name="Standard">Pour améliorer les performances de l'application nous avons réalisé l'optimisation de l'autoload de Composer en tapant la commande suivante dans le terminal: <text:span text:style-name="T1">composer dump-autoload </text:span></text:p>
      <text:p text:style-name="Standard"><text:span text:style-name="T1"/></text:p>
      <text:p text:style-name="Standard"><text:span text:style-name="T1">4) </text:span>Résultat de l'audit suite optimisation.</text:p>
      <text:p text:style-name="Standard"/>
      <text:p text:style-name="Standard">-Connexion suite optimisation de l'autoload.</text:p>
      <text:p text:style-name="Standard"><draw:frame draw:style-name="fr2" draw:name="images10" text:anchor-type="paragraph" svg:x="0cm" svg:y="0.492cm" svg:width="17cm" svg:height="1.386cm" draw:z-index="9"><draw:image xlink:href="Pictures/10000201000002E20000002E8442D8D8.png" xlink:type="simple" xlink:show="embed" xlink:actuate="onLoad"/></draw:frame></text:p>
      <text:p text:style-name="Standard"/>
      <text:p text:style-name="Standard"/>
      <text:p text:style-name="Standard"><draw:frame draw:style-name="fr2" draw:name="images11" text:anchor-type="paragraph" svg:x="0cm" svg:y="0.714cm" svg:width="17cm" svg:height="1.625cm" draw:z-index="10"><draw:image xlink:href="Pictures/10000201000002D80000002B736304D2.png" xlink:type="simple" xlink:show="embed" xlink:actuate="onLoad"/></draw:frame>-Creation d'une tache suite optimisation de l'autoload. </text:p>
      <text:p text:style-name="Standard"/>
      <text:p text:style-name="Standard"/>
      <text:p text:style-name="Standard">Le constat <text:s/>que l'on tire de cette comparaison est que l'optimisation de l'autoload de composer a permis, notamment, d'augmenter la vitesse de chargement des pages, on gagne -2.76% pour la connexion, et -9,73% pour la creation d'une tache. Tandis que la mémoire requise a lègerement augmenté pour la creation d'une ta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08T14:58:31.68</meta:creation-date>
    <meta:document-statistic meta:table-count="0" meta:image-count="11" meta:object-count="0" meta:page-count="2" meta:paragraph-count="25" meta:word-count="191" meta:character-count="1289"/>
    <dc:date>2021-02-08T18:07:08.30</dc:date>
    <meta:editing-duration>PT5M56S</meta:editing-duration>
    <meta:editing-cycles>1</meta:editing-cycles>
    <meta:generator>OpenOffice/4.1.7$Win32 OpenOffice.org_project/417m1$Build-9800</meta:generator>
  </office:meta>
</office:document-meta>
</file>